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Millares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Millares" style:data-style-name="N37">
      <style:table-cell-properties fo:border="thin solid #000000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6"/>
    <style:style style:name="ce8" style:family="table-cell" style:parent-style-name="Default" style:data-style-name="N37">
      <style:table-cell-properties fo:border-top="thin solid #000000" fo:border-bottom="none" fo:border-left="thin solid #000000" fo:border-right="thin solid #000000" fo:background-color="#FFFF00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11" style:family="table-cell" style:parent-style-name="Default" style:data-style-name="N0">
      <style:table-cell-properties fo:border="thin solid #000000" fo:background-color="#92D050"/>
    </style:style>
    <style:style style:name="ce12" style:family="table-cell" style:parent-style-name="Default" style:data-style-name="N3">
      <style:table-cell-properties fo:border="thin solid #000000" style:vertical-align="middle" fo:wrap-option="wrap" fo:background-color="#FFFF00"/>
      <style:text-properties fo:color="#CC7A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0.02645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number-columns-spanned="5" table:number-rows-spanned="1" table:style-name="ce13">
            <text:p>Presupuesto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Fase</text:p>
          </table:table-cell>
          <table:table-cell table:style-name="ce2"/>
          <table:table-cell office:value-type="string" table:style-name="ce2">
            <text:p>Meses</text:p>
          </table:table-cell>
          <table:table-cell office:value-type="string" table:style-name="ce2">
            <text:p>Pago</text:p>
          </table:table-cell>
          <table:table-cell office:value-type="string" table:style-name="ce2">
            <text:p>Pago total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3">
            <text:p>Analisis</text:p>
          </table:table-cell>
          <table:covered-table-cell/>
          <table:table-cell office:value-type="float" office:value="4.5999999999999996" table:style-name="ce3">
            <text:p><text:s/>4,6<text:s/></text:p>
          </table:table-cell>
          <table:table-cell office:value-type="float" office:value="689500" table:style-name="ce4">
            <text:p>689500</text:p>
          </table:table-cell>
          <table:table-cell office:value-type="float" office:value="3171699.9999999995" table:style-name="ce5">
            <text:p><text:s/>3.171.700<text:s/>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3">
            <text:p>Diseño</text:p>
          </table:table-cell>
          <table:covered-table-cell/>
          <table:table-cell office:value-type="float" office:value="4.0999999999999996" table:style-name="ce3">
            <text:p><text:s/>4,1<text:s/></text:p>
          </table:table-cell>
          <table:table-cell office:value-type="float" office:value="689500" table:style-name="ce4">
            <text:p>689500</text:p>
          </table:table-cell>
          <table:table-cell office:value-type="float" office:value="2826949.9999999995" table:style-name="ce5">
            <text:p><text:s/>2.826.950<text:s/>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3">
            <text:p>Desarrollo</text:p>
          </table:table-cell>
          <table:covered-table-cell/>
          <table:table-cell office:value-type="float" office:value="5.2" table:style-name="ce3">
            <text:p><text:s/>5,2<text:s/></text:p>
          </table:table-cell>
          <table:table-cell office:value-type="float" office:value="689500" table:style-name="ce4">
            <text:p>689500</text:p>
          </table:table-cell>
          <table:table-cell office:value-type="float" office:value="3585400" table:style-name="ce5">
            <text:p><text:s/>3.585.400<text:s/>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3">
            <text:p><text:s text:c="27"/>Implementación y testing</text:p>
          </table:table-cell>
          <table:covered-table-cell/>
          <table:table-cell office:value-type="float" office:value="4.0999999999999996" table:style-name="ce3">
            <text:p><text:s/>4,1<text:s/></text:p>
          </table:table-cell>
          <table:table-cell office:value-type="float" office:value="689500" table:style-name="ce4">
            <text:p>689500</text:p>
          </table:table-cell>
          <table:table-cell office:value-type="float" office:value="2826949.9999999995" table:style-name="ce5">
            <text:p><text:s/>2.826.950<text:s/>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office:value-type="float" office:value="18" table:style-name="ce7">
            <text:p><text:s/>18,0<text:s/></text:p>
          </table:table-cell>
          <table:table-cell table:style-name="ce1"/>
          <table:table-cell office:value-type="float" office:value="12411000" table:style-name="ce8">
            <text:p><text:s/>12.411.000<text:s/>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4298.3900000000003" table:style-name="ce2">
            <text:p>4298,39</text:p>
          </table:table-cell>
          <table:table-cell office:value-type="string" table:number-columns-spanned="2" table:number-rows-spanned="1" table:style-name="ce14">
            <text:p>Costo Sofware Dolares</text:p>
          </table:table-cell>
          <table:covered-table-cell/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347" table:style-name="ce10">
            <text:p>3347</text:p>
          </table:table-cell>
          <table:table-cell office:value-type="string" table:style-name="ce11">
            <text:p>Calculo Costo Sofware Dolares</text:p>
          </table:table-cell>
          <table:table-cell table:style-name="ce11"/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951.39000000000033" table:style-name="ce12">
            <text:p>951</text:p>
          </table:table-cell>
          <table:table-cell office:value-type="string" table:number-columns-spanned="2" table:number-rows-spanned="1" table:style-name="ce14">
            <text:p>Ganancia Dolares</text:p>
          </table:table-cell>
          <table:covered-table-cell/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2745879.36" table:style-name="ce1">
            <text:p>2745879,36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 (</number:text>
      <number:number number:decimal-places="1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Millares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ICARTE-PC</meta:initial-creator>
    <dc:creator>Diego Fernando Canchon Espinosa</dc:creator>
    <meta:creation-date>2016-04-29T16:50:24Z</meta:creation-date>
    <dc:date>2016-05-06T16:51:21Z</dc:date>
  </office:meta>
</office:document-meta>
</file>